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ourier New1" svg:font-family="'Courier New', Courier, mono"/>
    <style:font-face style:name="Mangal1" svg:font-family="Mangal"/>
    <style:font-face style:name="OpenSymbol" svg:font-family="OpenSymbol"/>
    <style:font-face style:name="Segoe UI" svg:font-family="'Segoe UI', Verdana, Arial"/>
    <style:font-face style:name="Times New Roman1" svg:font-family="'Times New Roman'"/>
    <style:font-face style:name="Verdana" svg:font-family="Verdana, Arial, sans-serif"/>
    <style:font-face style:name="arial" svg:font-family="arial, helvetica, clean, sans-serif"/>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Text_20_body" style:list-style-name="L2">
      <style:paragraph-properties fo:orphans="2" fo:widows="2"/>
      <style:text-properties fo:font-variant="normal" fo:text-transform="none" fo:color="#000000" style:font-name="Verdana" fo:font-size="10pt" fo:letter-spacing="normal" fo:font-style="normal" fo:font-weight="normal"/>
    </style:style>
    <style:style style:name="P3" style:family="paragraph" style:parent-style-name="Text_20_body" style:list-style-name="L2">
      <style:paragraph-properties fo:orphans="2" fo:widows="2"/>
    </style:style>
    <style:style style:name="P4" style:family="paragraph" style:parent-style-name="Text_20_body">
      <style:paragraph-properties fo:margin-left="0cm" fo:margin-right="0cm" fo:margin-top="0cm" fo:margin-bottom="0.265cm" style:line-height-at-least="0.423cm" fo:orphans="2" fo:widows="2" fo:text-indent="0cm" style:auto-text-indent="false" fo:padding="0cm" fo:border="none"/>
      <style:text-properties fo:font-variant="normal" fo:text-transform="none" fo:color="#000000" style:font-name="arial" fo:font-size="9pt" fo:letter-spacing="normal" fo:font-style="normal" fo:font-weight="normal"/>
    </style:style>
    <style:style style:name="P5" style:family="paragraph" style:parent-style-name="Text_20_body">
      <style:paragraph-properties fo:margin-left="0cm" fo:margin-right="0cm" fo:margin-top="0cm" fo:margin-bottom="0.265cm" style:line-height-at-least="0.423cm" fo:orphans="2" fo:widows="2" fo:text-indent="0cm" style:auto-text-indent="false" fo:padding="0cm" fo:border="none"/>
    </style:style>
    <style:style style:name="P6" style:family="paragraph" style:parent-style-name="Text_20_body" style:list-style-name="L1">
      <style:paragraph-properties fo:margin-left="0.661cm" fo:margin-right="0.529cm" fo:margin-top="0cm" fo:margin-bottom="0cm" style:line-height-at-least="0.423cm" fo:orphans="2" fo:widows="2" fo:text-indent="0cm" style:auto-text-indent="false" fo:padding="0cm" fo:border="none"/>
    </style:style>
    <style:style style:name="P7" style:family="paragraph" style:parent-style-name="Text_20_body" style:list-style-name="L2">
      <style:paragraph-properties fo:orphans="2" fo:widows="2" fo:padding="0cm" fo:border="none"/>
      <style:text-properties fo:font-variant="normal" fo:text-transform="none" fo:color="#000000" style:font-name="Verdana" fo:font-size="10pt" fo:letter-spacing="normal" fo:font-style="normal" fo:font-weight="normal"/>
    </style:style>
    <style:style style:name="P8" style:family="paragraph" style:parent-style-name="Text_20_body" style:list-style-name="L3">
      <style:paragraph-properties fo:orphans="2" fo:widows="2" fo:padding="0cm" fo:border="none"/>
      <style:text-properties fo:font-variant="normal" fo:text-transform="none" fo:color="#000000" style:font-name="Verdana" fo:font-size="10pt" fo:letter-spacing="normal" fo:font-style="normal" fo:font-weight="normal"/>
    </style:style>
    <style:style style:name="P9" style:family="paragraph" style:parent-style-name="Text_20_body" style:list-style-name="L3">
      <style:paragraph-properties fo:orphans="2" fo:widows="2" fo:padding="0cm" fo:border="none"/>
    </style:style>
    <style:style style:name="P10" style:family="paragraph" style:parent-style-name="Heading_20_2">
      <style:paragraph-properties fo:orphans="2" fo:widows="2" fo:padding="0cm" fo:border="none"/>
      <style:text-properties fo:font-variant="normal" fo:text-transform="none" fo:color="#ff9900" style:font-name="Verdana" fo:font-size="13pt" fo:letter-spacing="normal" fo:font-style="normal" fo:font-weight="bold"/>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color="#005288" style:text-underline-style="solid" style:text-underline-width="auto" style:text-underline-color="font-color"/>
    </style:style>
    <style:style style:name="T4" style:family="text">
      <style:text-properties fo:font-variant="normal" fo:text-transform="none" fo:color="#000000" style:font-name="arial" fo:font-size="9pt" fo:letter-spacing="normal" fo:font-style="normal" fo:font-weight="normal"/>
    </style:style>
    <style:style style:name="T5" style:family="text">
      <style:text-properties fo:font-variant="normal" fo:text-transform="none" fo:color="#000000" style:font-name="arial" fo:font-size="9pt" fo:letter-spacing="normal" fo:font-style="normal" fo:font-weight="bold"/>
    </style:style>
    <style:style style:name="T6" style:family="text">
      <style:text-properties fo:font-variant="normal" fo:text-transform="none" fo:color="#000000" style:font-name="arial" fo:font-size="9pt" fo:letter-spacing="normal" fo:font-style="normal" fo:font-weight="bold" style:font-weight-asian="bold" style:font-weight-complex="bold"/>
    </style:style>
    <style:style style:name="T7" style:family="text">
      <style:text-properties fo:font-variant="normal" fo:text-transform="none" fo:color="#000000" style:font-name="sans-serif" fo:font-size="9.75pt" fo:letter-spacing="normal" fo:font-style="normal" fo:font-weight="normal"/>
    </style:style>
    <style:style style:name="T8" style:family="text">
      <style:text-properties fo:font-variant="normal" fo:text-transform="none" fo:color="#000000" style:font-name="sans-serif" fo:font-size="9.75pt" fo:letter-spacing="normal" fo:font-style="normal" fo:font-weight="bold"/>
    </style:style>
    <style:style style:name="T9" style:family="text">
      <style:text-properties fo:font-variant="normal" fo:text-transform="none" fo:color="#000000" style:font-name="Segoe UI" fo:font-size="9.75pt" fo:letter-spacing="normal" fo:font-style="normal" fo:font-weight="normal"/>
    </style:style>
    <style:style style:name="T10" style:family="text">
      <style:text-properties fo:font-variant="normal" fo:text-transform="none" fo:color="#000000" style:font-name="Verdana" fo:font-size="10pt" fo:letter-spacing="normal" fo:font-style="normal" fo:font-weight="normal"/>
    </style:style>
    <style:style style:name="T11" style:family="text">
      <style:text-properties fo:font-variant="normal" fo:text-transform="none" fo:color="#000000" style:font-name="Verdana" fo:font-size="10pt" fo:letter-spacing="normal" fo:font-style="normal" fo:font-weight="bold"/>
    </style:style>
    <style:style style:name="T12" style:family="text">
      <style:text-properties fo:font-variant="normal" fo:text-transform="none" fo:color="#005288" style:font-name="arial" fo:font-size="9pt" fo:letter-spacing="normal" fo:font-style="normal" style:text-underline-style="solid" style:text-underline-width="auto" style:text-underline-color="font-color" fo:font-weight="normal"/>
    </style:style>
    <style:style style:name="T13" style:family="text">
      <style:text-properties fo:font-variant="normal" fo:text-transform="none" fo:color="#0645ad" style:text-line-through-style="none" style:font-name="sans-serif" fo:font-size="9.75pt" fo:letter-spacing="normal" fo:font-style="normal" style:text-underline-style="none" fo:font-weight="normal" style:text-blinking="false"/>
    </style:style>
    <style:style style:name="T14" style:family="text">
      <style:text-properties fo:font-variant="normal" fo:text-transform="none" fo:color="#1364c4" style:text-line-through-style="none" style:font-name="Segoe UI" fo:font-size="9.75pt" fo:letter-spacing="normal" fo:font-style="normal" style:text-underline-style="none" fo:font-weight="normal" style:text-blinking="false"/>
    </style:style>
    <style:style style:name="T15" style:family="text">
      <style:text-properties fo:font-variant="normal" fo:text-transform="none" fo:color="#0000ff" style:font-name="Courier New1" fo:font-size="11pt" fo:letter-spacing="normal" fo:font-style="normal" fo:font-weight="normal"/>
    </style:style>
    <style:style style:name="T16" style:family="text">
      <style:text-properties fo:font-variant="normal" fo:text-transform="none" fo:color="#339999" style:font-name="Courier New1" fo:font-size="11pt" fo:letter-spacing="normal" fo:font-style="normal" fo:font-weight="normal"/>
    </style:style>
    <style:style style:name="T17" style:family="text">
      <style:text-properties fo:font-variant="normal" fo:text-transform="none" fo:color="#990000" style:font-name="Courier New1" fo:font-size="11pt" fo:letter-spacing="normal" fo:font-style="normal" fo:font-weight="normal"/>
    </style:style>
    <style:style style:name="T18" style:family="text">
      <style:text-properties fo:font-variant="normal" fo:text-transform="none" fo:color="#ff9900" style:font-name="Verdana" fo:font-size="13pt" fo:letter-spacing="normal" fo:font-style="normal" fo:font-weight="bold"/>
    </style:style>
    <text:list-style style:name="L1">
      <text:list-level-style-bullet text:level="1" text:style-name="Bullet_20_Symbols" style:num-suffix="." text:bullet-char="•">
        <style:list-level-properties text:space-before="0.03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
      <text:p text:style-name="Standard">a) </text:p>
      <text:p text:style-name="Standard">programmers</text:p>
      <text:p text:style-name="Standard">designers</text:p>
      <text:p text:style-name="Standard">artists</text:p>
      <text:p text:style-name="Standard">3d dudes</text:p>
      <text:p text:style-name="Standard">music dudes</text:p>
      <text:p text:style-name="Standard">sound dudes</text:p>
      <text:p text:style-name="Standard">lawyers</text:p>
      <text:p text:style-name="Standard">testers</text:p>
      <text:p text:style-name="Standard"/>
      <text:p text:style-name="Standard">b) </text:p>
      <text:p text:style-name="Standard">programming</text:p>
      <text:p text:style-name="Standard">bug hunting</text:p>
      <text:p text:style-name="Standard">testing</text:p>
      <text:p text:style-name="Standard">specialized (3d modelling, drawing, sounds, music etc)</text:p>
      <text:p text:style-name="Standard"/>
      <text:p text:style-name="Standard">program</text:p>
      <text:p text:style-name="Standard">admin tools</text:p>
      <text:p text:style-name="Standard">servers</text:p>
      <text:p text:style-name="Standard">editors</text:p>
      <text:p text:style-name="Standard">keyloggers</text:p>
      <text:p text:style-name="Standard">rootkits</text:p>
      <text:p text:style-name="Standard">drms</text:p>
      <text:p text:style-name="Standard"/>
      <text:p text:style-name="P1">2.</text:p>
      <text:p text:style-name="Standard"><text:s/>1. Commando, Impossible Mission. Amstrad C646. Yes.</text:p>
      <text:p text:style-name="Standard"><text:s/>2. Used in programs to draw pictures to the screen. DX is proprietary Windows and xbox only system while OpenGL is open source cross-platform system. DirectX has graphics, sound and other parts while OpenGL is focused only to Graphics. DirectX's graphics library is Direct3D.</text:p>
      <text:p text:style-name="Standard">D3D is designed to virtualize 3D hardware, and OGL is designed to be a 3d hw-accelerated rendering system that may be emulated.</text:p>
      <text:p text:style-name="Standard"/>
      <text:p text:style-name="Standard">OGL is easier to use, but drivers are harder to write. </text:p>
      <text:p text:style-name="Standard"><text:s/>3. Depends on system. Some have only one, such as Xbox. On PC C++ is most popular. C++ is object oriented, compiles to binary and has almost all needed things in it. Graphics etc. libraries have links to C++ usually.</text:p>
      <text:p text:style-name="Standard"><text:s/>4. Graphics processing unit. Calculates the graphics so CPU can do other things. </text:p>
      <text:p text:style-name="Standard"/>
      <text:p text:style-name="Standard">”<text:span text:style-name="T4">Like a </text:span><text:a xlink:type="simple" xlink:href="http://computer.howstuffworks.com/motherboard.htm"><text:span text:style-name="T12">motherboard</text:span></text:a><text:span text:style-name="T4">, a graphics card is a printed circuit board that houses a</text:span><text:a xlink:type="simple" xlink:href="http://computer.howstuffworks.com/microprocessor.htm"><text:span text:style-name="T12">processor</text:span></text:a><text:span text:style-name="T4"> and </text:span><text:a xlink:type="simple" xlink:href="http://computer.howstuffworks.com/ram.htm"><text:span text:style-name="T12">RAM</text:span></text:a><text:span text:style-name="T4">. It also has an input/output system </text:span><text:a xlink:type="simple" xlink:href="http://computer.howstuffworks.com/bios.htm"><text:span text:style-name="T12">(BIOS)</text:span></text:a><text:span text:style-name="T4"> chip, which stores the card's settings and performs diagnostics on the </text:span><text:a xlink:type="simple" xlink:href="http://computer.howstuffworks.com/computer-memory.htm"><text:span text:style-name="T12">memory</text:span></text:a><text:span text:style-name="T4">, input and output at startup. A graphics card's processor, called a </text:span><text:span text:style-name="Strong_20_Emphasis"><text:span text:style-name="T5">graphics processing unit</text:span></text:span><text:span text:style-name="T4"> (GPU), is similar to a computer's CPU. A GPU, however, is designed specifically for performing the complex mathematical and geometric calculations that are necessary for graphics rendering. Some of the fastest GPUs have more transistors than the average CPU. A GPU produces a lot of heat, so it is usually located under a heat sink or a fan.</text:span></text:p>
      <text:p text:style-name="P5"><text:span text:style-name="T4">In addition to its processing power, a GPU uses special programming to help it analyze and use data. </text:span><text:span text:style-name="Strong_20_Emphasis"><text:span text:style-name="T5">ATI</text:span></text:span><text:span text:style-name="T4"> and </text:span><text:span text:style-name="Strong_20_Emphasis"><text:span text:style-name="T5">nVidia</text:span></text:span><text:span text:style-name="T4"> produce the vast majority of GPUs on the market, and both companies have developed their own enhancements for GPU performance. To improve image quality, the processors use:</text:span></text:p>
      <text:list xml:id="list20307452" text:style-name="L1">
        <text:list-item>
          <text:p text:style-name="P6"><text:span text:style-name="Strong_20_Emphasis"><text:span text:style-name="T5">Full scene anti aliasing</text:span></text:span><text:span text:style-name="T4"> (FSAA), which smoothes the edges of 3-D objects</text:span></text:p>
        </text:list-item>
        <text:list-item>
          <text:p text:style-name="P6"><text:span text:style-name="Strong_20_Emphasis"><text:span text:style-name="T5">Anisotropic filtering</text:span></text:span><text:span text:style-name="T4"> (AF), which makes images look crisper</text:span></text:p>
        </text:list-item>
      </text:list>
      <text:p text:style-name="P4">Each company has also developed specific techniques to help the GPU apply colors, shading, textures and patterns.</text:p>
      <text:p text:style-name="P4">As the GPU creates images, it needs somewhere to hold information and completed pictures. It uses the card's<text:a xlink:type="simple" xlink:href="http://computer.howstuffworks.com/ram.htm"><text:span text:style-name="T3">RAM</text:span></text:a> for this purpose, storing data about each pixel, its color and its location on the screen. Part of the RAM can also act as <text:soft-page-break/>a <text:span text:style-name="Strong_20_Emphasis"><text:span text:style-name="T1">frame buffer</text:span></text:span>, meaning that it holds completed images until it is time to display them. Typically, video RAM operates at very high speeds and is<text:span text:style-name="Strong_20_Emphasis"><text:span text:style-name="T1">dual ported</text:span></text:span>, meaning that the system can read from it and write to it at the same time.</text:p>
      <text:p text:style-name="P5"><text:span text:style-name="T4">The RAM connects directly to the </text:span><text:span text:style-name="Strong_20_Emphasis"><text:span text:style-name="T5">digital-to-analog converter</text:span></text:span><text:span text:style-name="T4">, called the DAC. This converter, also called the RAMDAC, translates the image into an analog signal that the monitor can use. Some cards have multiple RAMDACs, which can improve performance and support more than one monitor. You can learn more about this process in </text:span><text:a xlink:type="simple" xlink:href="http://electronics.howstuffworks.com/analog-digital.htm"><text:span text:style-name="T12">How Analog and Digital Recording Works</text:span></text:a><text:span text:style-name="T4">.” </text:span><text:a xlink:type="simple" xlink:href="http://computer.howstuffworks.com/graphics-card1.htm">http://computer.howstuffworks.com/graphics-card1.htm</text:a><text:span text:style-name="T6"> </text:span></text:p>
      <text:p text:style-name="Standard"><text:s/>5. ”<text:span text:style-name="T7">a </text:span><text:span text:style-name="T8">shader</text:span><text:span text:style-name="T7"> is a set of software instructions that is used primarily to calculate </text:span><text:a xlink:type="simple" xlink:href="http://en.wikipedia.org/wiki/Rendering_(computer_graphics)"><text:span text:style-name="T13">rendering</text:span></text:a><text:span text:style-name="T7"> effects on graphics hardware with a high degree of flexibility. Shaders are used to program the </text:span><text:a xlink:type="simple" xlink:href="http://en.wikipedia.org/wiki/Graphics_processing_unit"><text:span text:style-name="T13">graphics processing unit</text:span></text:a><text:span text:style-name="T7"> (GPU) programmable </text:span><text:a xlink:type="simple" xlink:href="http://en.wikipedia.org/wiki/Rendering_pipeline"><text:span text:style-name="T13">rendering pipeline</text:span></text:a><text:span text:style-name="T7">, which has mostly superseded the fixed-function pipeline that allowed only common geometry transformation and pixel-shading functions; with shaders, customized effects can be used.</text:span> ” <text:a xlink:type="simple" xlink:href="http://en.wikipedia.org/wiki/Programmable_shader"><text:span text:style-name="T2">http://en.wikipedia.org/wiki/Programmable_shader</text:span></text:a><text:span text:style-name="T2"> </text:span></text:p>
      <text:p text:style-name="Standard"/>
      <text:p text:style-name="Standard"/>
      <text:p text:style-name="P1">3.</text:p>
      <text:p text:style-name="Standard"/>
      <text:p text:style-name="Standard">1.</text:p>
      <text:p text:style-name="Standard">CLR = Common language runtime. Runtime environment that compiles the source code into CIL code (bytecode).</text:p>
      <text:p text:style-name="Standard">CIL = Common intermediate language. Bytecode that is translated into native code using just-in-time compiler. Is ”platform neutral” and supports all .net languages.<text:line-break/>DLL = Dynamically linked library. Microsoft's implementation on a shared library. Can contain pretty much anything. </text:p>
      <text:p text:style-name="Standard"/>
      <text:p text:style-name="Standard">2. Type safety = can't do anything with two different data types unless specifically told so. For example can't put a 32-bit integer into a 16-bit integer for example.</text:p>
      <text:p text:style-name="Standard"/>
      <text:p text:style-name="Standard">3.<text:span text:style-name="T9"> Value types are stored as efficiently as primitive types, yet you can call methods on them, including the virtual methods defined on the </text:span><text:a xlink:type="simple" xlink:href="http://msdn.microsoft.com/en-us/library/system.object(v=vs.71).aspx"><text:span text:style-name="T14">System.Object</text:span></text:a><text:span text:style-name="T9"> and </text:span><text:a xlink:type="simple" xlink:href="http://msdn.microsoft.com/en-us/library/system.valuetype(v=vs.71).aspx"><text:span text:style-name="T14">System.ValueType</text:span></text:a><text:span text:style-name="T9"> classes, as well as any methods defined on the value type itself. You can create instances of value types, pass them as parameters, store them as local variables, or store them in a field of another value type or object. Value types do not have the overhead associated with storing an instance of a class and they do not require constructors. </text:span></text:p>
      <text:p text:style-name="Standard"/>
      <text:p text:style-name="Standard">4. <text:span text:style-name="T18">Features of C# Absent in Java</text:span></text:p>
      <text:list xml:id="list20581670" text:style-name="L2">
        <text:list-item>
          <text:p text:style-name="P2">C# includes more primitive types and the functionality to catch arithmetic exceptions.</text:p>
        </text:list-item>
        <text:list-item>
          <text:p text:style-name="P7">Includes a large number of notational conveniences over <text:span text:style-name="T1">Java</text:span>, many of which, such as operator overloading and user-defined casts, are already familiar to the large community of C++ programmers.</text:p>
        </text:list-item>
        <text:list-item>
          <text:p text:style-name="P2">Event handling is a "first class citizen"—it is part of the language itself.</text:p>
        </text:list-item>
        <text:list-item>
          <text:p text:style-name="P7">Allows the definition of "structs", which are similar to classes but may be allocated on the stack (unlike instances of classes in C# and <text:span text:style-name="T1">Java</text:span>).</text:p>
        </text:list-item>
        <text:list-item>
          <text:p text:style-name="P2">C# implements properties as part of the language syntax.</text:p>
        </text:list-item>
        <text:list-item>
          <text:p text:style-name="P3"><text:span text:style-name="T10">C# allows </text:span><text:span text:style-name="Source_20_Text"><text:span text:style-name="T15">switch</text:span></text:span><text:span text:style-name="T10"> statements to operate on </text:span><text:span text:style-name="Source_20_Text"><text:span text:style-name="T16">string</text:span></text:span><text:span text:style-name="T10">s.</text:span></text:p>
        </text:list-item>
        <text:list-item>
          <text:p text:style-name="P2">C# allows anonymous methods providing closure functionality.</text:p>
        </text:list-item>
        <text:list-item>
          <text:p text:style-name="P3"><text:span text:style-name="T10">C# allows iterator that employs co-routines via a functional-style </text:span><text:span text:style-name="Source_20_Text"><text:span text:style-name="T17">yield</text:span></text:span><text:span text:style-name="T10"> keyword.</text:span></text:p>
        </text:list-item>
        <text:list-item>
          <text:p text:style-name="P2">C# has support for output parameters, aiding in the return of multiple values, a feature shared by C++ and SQL.</text:p>
        </text:list-item>
        <text:list-item>
          <text:p text:style-name="P2">C# has the ability to alias namespaces.</text:p>
        </text:list-item>
        <text:list-item>
          <text:p text:style-name="P3"><text:span text:style-name="T10">C# has "Explicit Member Implementation" which allows a class to specifically implement methods of an interface, separate from its own class methods. This allows it also to </text:span><text:soft-page-break/><text:span text:style-name="T10">implement two different interfaces which happen to have a method of the same name. The methods of an interface do not need to be </text:span><text:span text:style-name="Source_20_Text"><text:span text:style-name="T15">public</text:span></text:span><text:span text:style-name="T10">; they can be made to be accessible only via that interface.</text:span></text:p>
        </text:list-item>
        <text:list-item>
          <text:p text:style-name="P2">C# provides integration with COM.</text:p>
        </text:list-item>
        <text:list-item>
          <text:p text:style-name="P2">Following the example of C and C++, C# allows call by reference for primitive and reference types.</text:p>
        </text:list-item>
      </text:list>
      <text:h text:style-name="P10" text:outline-level="2">Features of Java Absent in C#</text:h>
      <text:list xml:id="list20571138" text:style-name="L3">
        <text:list-item>
          <text:p text:style-name="P9"><text:span text:style-name="T11">Java</text:span><text:span text:style-name="T10">'s </text:span><text:span text:style-name="Source_20_Text"><text:span text:style-name="T17">strictfp</text:span></text:span><text:span text:style-name="T10"> keyword guarantees that the result of floating point operations remain the same across platforms.</text:span></text:p>
        </text:list-item>
        <text:list-item>
          <text:p text:style-name="P8"><text:span text:style-name="T1">Java</text:span> supports checked exceptions for better enforcement of error trapping and handling.</text:p>
        </text:list-item>
      </text:list>
      <text:p text:style-name="Text_20_body"><text:line-break/><text:a xlink:type="simple" xlink:href="http://www.codeproject.com/KB/cs/Java_and_C.aspx">http://www.codeproject.com/KB/cs/Java_and_C.aspx</text:a> </text:p>
      <text:p text:style-name="Standard"/>
      <text:p text:style-name="Standard"/>
      <text:p text:style-name="Standard"/>
      <text:p text:style-name="P1">4. - 5. </text:p>
      <text:p text:style-name="Standard"/>
      <text:p text:style-name="Standard">VS solution, project file, program file, assembly info file</text:p>
      <text:p text:style-name="Standard"/>
      <text:p text:style-name="Standard">program file is made by me. Others by vs20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ourier New1" svg:font-family="'Courier New', Courier, mono"/>
    <style:font-face style:name="Mangal1" svg:font-family="Mangal"/>
    <style:font-face style:name="OpenSymbol" svg:font-family="OpenSymbol"/>
    <style:font-face style:name="Segoe UI" svg:font-family="'Segoe UI', Verdana, Arial"/>
    <style:font-face style:name="Times New Roman1" svg:font-family="'Times New Roman'"/>
    <style:font-face style:name="Verdana" svg:font-family="Verdana, Arial, sans-serif"/>
    <style:font-face style:name="arial" svg:font-family="arial, helvetica, clean, sans-serif"/>
    <style:font-face style:name="sans-serif" svg:font-family="sans-serif"/>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alle Alanen</meta:initial-creator>
    <meta:creation-date>2011-09-16T00:12:00.38</meta:creation-date>
    <meta:document-statistic meta:table-count="0" meta:image-count="0" meta:object-count="0" meta:page-count="3" meta:paragraph-count="64" meta:word-count="1054" meta:character-count="6491"/>
    <dc:date>2011-09-16T01:10:14.15</dc:date>
    <dc:creator>Kalle Alanen</dc:creator>
    <meta:editing-duration>PT10M52S</meta:editing-duration>
    <meta:editing-cycles>1</meta:editing-cycles>
    <meta:generator>OpenOffice.org/3.3$Win32 OpenOffice.org_project/330m20$Build-9567</meta:generator>
  </office:meta>
</office:document-meta>
</file>